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text-properties officeooo:paragraph-rsid="003bd165"/>
    </style:style>
    <style:style style:name="P5" style:family="paragraph" style:parent-style-name="Heading_20_3">
      <style:text-properties officeooo:rsid="003bd165" officeooo:paragraph-rsid="003bd165"/>
    </style:style>
    <style:style style:name="P6" style:family="paragraph" style:parent-style-name="Heading_20_3">
      <style:text-properties officeooo:rsid="003bd165" officeooo:paragraph-rsid="0048dbd2"/>
    </style:style>
    <style:style style:name="P7" style:family="paragraph" style:parent-style-name="Text_20_body">
      <style:text-properties officeooo:rsid="003bd165" officeooo:paragraph-rsid="0048dbd2"/>
    </style:style>
    <style:style style:name="P8" style:family="paragraph" style:parent-style-name="Text_20_body" style:list-style-name="L17">
      <style:text-properties officeooo:rsid="004a3fd1" officeooo:paragraph-rsid="004a3fd1"/>
    </style:style>
    <style:style style:name="P9" style:family="paragraph" style:parent-style-name="Text_20_body" style:list-style-name="L18">
      <style:text-properties officeooo:rsid="004a3fd1" officeooo:paragraph-rsid="004a3fd1"/>
    </style:style>
    <style:style style:name="P10" style:family="paragraph" style:parent-style-name="Text_20_body" style:list-style-name="L19">
      <style:text-properties officeooo:rsid="004a3fd1" officeooo:paragraph-rsid="004a3fd1"/>
    </style:style>
    <style:style style:name="P11" style:family="paragraph" style:parent-style-name="Text_20_body" style:list-style-name="L20">
      <style:text-properties officeooo:rsid="004a3fd1" officeooo:paragraph-rsid="004a3fd1"/>
    </style:style>
    <style:style style:name="P12" style:family="paragraph" style:parent-style-name="Text_20_body" style:list-style-name="L21">
      <style:text-properties officeooo:rsid="004a3fd1" officeooo:paragraph-rsid="004a3fd1"/>
    </style:style>
    <style:style style:name="P13" style:family="paragraph" style:parent-style-name="Text_20_body" style:list-style-name="L22">
      <style:text-properties officeooo:paragraph-rsid="0048dbd2"/>
    </style:style>
    <style:style style:name="P14" style:family="paragraph" style:parent-style-name="Text_20_body" style:list-style-name="L23">
      <style:text-properties officeooo:rsid="004b4df2" officeooo:paragraph-rsid="004b4df2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d165"/>
    </style:style>
    <style:style style:name="T4" style:family="text">
      <style:text-properties fo:language="en" fo:country="GB"/>
    </style:style>
    <style:style style:name="T5" style:family="text">
      <style:text-properties fo:language="en" fo:country="GB" officeooo:rsid="0048dbd2"/>
    </style:style>
    <style:style style:name="T6" style:family="text">
      <style:text-properties style:font-name="Liberation Sans" fo:font-size="18.2000007629395pt" fo:language="en" fo:country="GB" fo:font-weight="bold" officeooo:rsid="0048dbd2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7" style:family="text">
      <style:text-properties officeooo:rsid="004ed2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6">Homework</text:span><text:span text:style-name="T4"> 15.10.2020</text:span></text:h>
      <text:h text:style-name="P5" text:outline-level="3"><text:span text:style-name="T4">Exercise 1</text:span><text:span text:style-name="T5">A</text:span></text:h>
      <text:list xml:id="list2384440311" text:style-name="L19">
        <text:list-item>
          <text:p text:style-name="P10"><text:span text:style-name="T5">F</text:span></text:p>
        </text:list-item>
        <text:list-item>
          <text:p text:style-name="P10"><text:span text:style-name="T5">T</text:span></text:p>
        </text:list-item>
        <text:list-item>
          <text:p text:style-name="P10"><text:span text:style-name="T5">T</text:span></text:p>
        </text:list-item>
        <text:list-item>
          <text:p text:style-name="P10"><text:span text:style-name="T5">T</text:span></text:p>
        </text:list-item>
        <text:list-item>
          <text:p text:style-name="P10"><text:span text:style-name="T5">T</text:span></text:p>
        </text:list-item>
      </text:list>
      <text:h text:style-name="P6" text:outline-level="3"><text:span text:style-name="T5">Exercise 1B</text:span></text:h>
      <text:list xml:id="list958031717" text:style-name="L18">
        <text:list-item>
          <text:p text:style-name="P9"><text:span text:style-name="T5">G</text:span><text:span text:style-name="T4">lobal</text:span></text:p>
        </text:list-item>
        <text:list-item>
          <text:p text:style-name="P9"><text:span text:style-name="T4">believe</text:span></text:p>
        </text:list-item>
        <text:list-item>
          <text:p text:style-name="P9"><text:span text:style-name="T4">currently</text:span></text:p>
        </text:list-item>
        <text:list-item>
          <text:p text:style-name="P9"><text:span text:style-name="T4">getting</text:span></text:p>
        </text:list-item>
        <text:list-item>
          <text:p text:style-name="P9"><text:span text:style-name="T4">opt for</text:span></text:p>
        </text:list-item>
        <text:list-item>
          <text:p text:style-name="P9"><text:span text:style-name="T4">alternative</text:span></text:p>
        </text:list-item>
        <text:list-item>
          <text:p text:style-name="P9"><text:span text:style-name="T4">growing</text:span></text:p>
        </text:list-item>
        <text:list-item>
          <text:p text:style-name="P9"><text:span text:style-name="T4">protect</text:span></text:p>
        </text:list-item>
      </text:list>
      <text:h text:style-name="P6" text:outline-level="3"><text:span text:style-name="T5">Exercise 1C</text:span></text:h>
      <text:list xml:id="list931780422" text:style-name="L17">
        <text:list-item>
          <text:p text:style-name="P8"><text:span text:style-name="T5">a</text:span><text:span text:style-name="T4">lternative</text:span></text:p>
        </text:list-item>
        <text:list-item>
          <text:p text:style-name="P8"><text:span text:style-name="T5">B</text:span><text:span text:style-name="T4">elieve</text:span></text:p>
        </text:list-item>
        <text:list-item>
          <text:p text:style-name="P8"><text:span text:style-name="T4">growing</text:span></text:p>
        </text:list-item>
        <text:list-item>
          <text:p text:style-name="P8"><text:span text:style-name="T4">currently</text:span></text:p>
        </text:list-item>
        <text:list-item>
          <text:p text:style-name="P8"><text:span text:style-name="T4">getting</text:span></text:p>
        </text:list-item>
        <text:list-item>
          <text:p text:style-name="P8"><text:span text:style-name="T4">opt for</text:span></text:p>
        </text:list-item>
        <text:list-item>
          <text:p text:style-name="P8"><text:span text:style-name="T4">protect</text:span></text:p>
        </text:list-item>
        <text:list-item>
          <text:p text:style-name="P8"><text:span text:style-name="T4">global</text:span></text:p>
        </text:list-item>
      </text:list>
      <text:h text:style-name="P6" text:outline-level="3"><text:soft-page-break/><text:span text:style-name="T5">Exercise 2A</text:span></text:h>
      <text:list xml:id="list3597569277" text:style-name="L23">
        <text:list-item>
          <text:p text:style-name="P14"><text:span text:style-name="T5">G</text:span><text:span text:style-name="T4">oes </text:span></text:p>
        </text:list-item>
        <text:list-item>
          <text:p text:style-name="P14"><text:span text:style-name="T4">is working</text:span></text:p>
        </text:list-item>
        <text:list-item>
          <text:p text:style-name="P14"><text:span text:style-name="T4">why do you usually get up</text:span></text:p>
        </text:list-item>
        <text:list-item>
          <text:p text:style-name="P14"><text:span text:style-name="T4">don’t usually have</text:span></text:p>
        </text:list-item>
        <text:list-item>
          <text:p text:style-name="P14"><text:span text:style-name="T4">are you doing</text:span></text:p>
        </text:list-item>
        <text:list-item>
          <text:p text:style-name="P14"><text:span text:style-name="T4">love</text:span></text:p>
        </text:list-item>
        <text:list-item>
          <text:p text:style-name="P14"><text:span text:style-name="T4">am going</text:span></text:p>
        </text:list-item>
        <text:list-item>
          <text:p text:style-name="P14"><text:span text:style-name="T4">doesn’t buy</text:span></text:p>
        </text:list-item>
        <text:list-item>
          <text:p text:style-name="P14"><text:span text:style-name="T4">am trying</text:span></text:p>
        </text:list-item>
        <text:list-item>
          <text:p text:style-name="P14"><text:span text:style-name="T4">feel</text:span></text:p>
        </text:list-item>
      </text:list>
      <text:h text:style-name="P6" text:outline-level="3"><text:span text:style-name="T5">Exercise 2B</text:span></text:h>
      <text:list xml:id="list624492678" text:style-name="L22">
        <text:list-item>
          <text:p text:style-name="P13">✓</text:p>
        </text:list-item>
        <text:list-item>
          <text:p text:style-name="P13">I love <text:span text:style-name="T7">eating out</text:span></text:p>
        </text:list-item>
        <text:list-item>
          <text:p text:style-name="P13">✓</text:p>
        </text:list-item>
        <text:list-item>
          <text:p text:style-name="P13">✓</text:p>
        </text:list-item>
        <text:list-item>
          <text:p text:style-name="P13">I am talking</text:p>
        </text:list-item>
        <text:list-item>
          <text:p text:style-name="P13">What does this word mean?</text:p>
        </text:list-item>
        <text:list-item>
          <text:p text:style-name="P13">✓</text:p>
        </text:list-item>
        <text:list-item>
          <text:p text:style-name="P13">It depends</text:p>
        </text:list-item>
        <text:list-item>
          <text:p text:style-name="P13">✓</text:p>
        </text:list-item>
        <text:list-item>
          <text:p text:style-name="P13">She isn't coming</text:p>
        </text:list-item>
      </text:list>
      <text:h text:style-name="P6" text:outline-level="3"><text:span text:style-name="T5"/></text:h>
      <text:p text:style-name="P7"><text:span text:style-name="T5"/></text:p>
      <text:p text:style-name="P7"><text:span text:style-name="T5"/></text:p>
      <text:p text:style-name="P7"><text:span text:style-name="T5"/></text:p>
      <text:h text:style-name="P6" text:outline-level="3"><text:soft-page-break/><text:span text:style-name="T5">Exercise 3A</text:span></text:h>
      <text:list xml:id="list1861223980" text:style-name="L20">
        <text:list-item>
          <text:p text:style-name="P11"><text:span text:style-name="T4">Diet</text:span></text:p>
        </text:list-item>
        <text:list-item>
          <text:p text:style-name="P11"><text:span text:style-name="T4">meat</text:span></text:p>
        </text:list-item>
        <text:list-item>
          <text:p text:style-name="P11"><text:span text:style-name="T4">raw</text:span></text:p>
        </text:list-item>
        <text:list-item>
          <text:p text:style-name="P11"><text:span text:style-name="T4">home-made</text:span></text:p>
        </text:list-item>
        <text:list-item>
          <text:p text:style-name="P11"><text:span text:style-name="T4">steak</text:span></text:p>
        </text:list-item>
        <text:list-item>
          <text:p text:style-name="P11"><text:span text:style-name="T4">frozen</text:span></text:p>
        </text:list-item>
        <text:list-item>
          <text:p text:style-name="P11"><text:span text:style-name="T4">meal</text:span></text:p>
        </text:list-item>
        <text:list-item>
          <text:p text:style-name="P11"><text:span text:style-name="T4">chicken</text:span></text:p>
        </text:list-item>
        <text:list-item>
          <text:p text:style-name="P11"><text:span text:style-name="T4">takeaway</text:span></text:p>
        </text:list-item>
      </text:list>
      <text:h text:style-name="P6" text:outline-level="3"><text:span text:style-name="T5">Exercise 3B</text:span></text:h>
      <text:list xml:id="list895137348" text:style-name="L21">
        <text:list-item>
          <text:p text:style-name="P12"><text:span text:style-name="T5">K</text:span><text:span text:style-name="T4">nife</text:span></text:p>
        </text:list-item>
        <text:list-item>
          <text:p text:style-name="P12"><text:span text:style-name="T4">fork</text:span></text:p>
        </text:list-item>
        <text:list-item>
          <text:p text:style-name="P12"><text:span text:style-name="T4">napkin</text:span></text:p>
        </text:list-item>
        <text:list-item>
          <text:p text:style-name="P12"><text:span text:style-name="T4">glass</text:span></text:p>
        </text:list-item>
        <text:list-item>
          <text:p text:style-name="P12"><text:span text:style-name="T4">prawns</text:span></text:p>
        </text:list-item>
        <text:list-item>
          <text:p text:style-name="P12"><text:span text:style-name="T4">fried eggs</text:span></text:p>
        </text:list-item>
        <text:list-item>
          <text:p text:style-name="P12"><text:span text:style-name="T4">strawberries</text:span></text:p>
        </text:list-item>
        <text:list-item>
          <text:p text:style-name="P12"><text:span text:style-name="T4">salt ans pepper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d1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ностранный язык</text:span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8T23:57:39.361878127</dc:date>
    <meta:editing-duration>PT2H55M44S</meta:editing-duration>
    <meta:editing-cycles>35</meta:editing-cycles>
    <meta:generator>LibreOffice/7.0.1.2$Linux_X86_64 LibreOffice_project/7cbcfc562f6eb6708b5ff7d7397325de9e764452</meta:generator>
    <meta:document-statistic meta:table-count="0" meta:image-count="0" meta:object-count="0" meta:page-count="3" meta:paragraph-count="70" meta:word-count="176" meta:character-count="743" meta:non-whitespace-character-count="685"/>
  </office:meta>
</office:document-meta>
</file>